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154d7f" style:font-size-asian="11pt" style:font-size-complex="11pt"/>
    </style:style>
    <style:style style:name="P4" style:family="paragraph" style:parent-style-name="Standard">
      <style:text-properties style:font-name="arial" officeooo:paragraph-rsid="00154d7f"/>
    </style:style>
    <style:style style:name="P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54d7f" style:font-size-asian="10pt" style:font-size-complex="10pt"/>
    </style:style>
    <style:style style:name="P6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language="fr" fo:country="BE" style:font-name-complex="Calibri"/>
    </style:style>
    <style:style style:name="P7" style:family="paragraph" style:parent-style-name="UrbanBody">
      <style:text-properties style:font-name="arial"/>
    </style:style>
    <style:style style:name="P8" style:family="paragraph" style:parent-style-name="UrbanTitle">
      <style:text-properties style:font-name="arial" style:text-underline-style="none"/>
    </style:style>
    <style:style style:name="P9" style:family="paragraph" style:parent-style-name="UrbanBody">
      <style:text-properties style:font-name="arial" fo:font-size="12pt" style:font-size-asian="12pt" style:font-size-complex="12pt"/>
    </style:style>
    <style:style style:name="P10" style:family="paragraph" style:parent-style-name="UrbanBody">
      <style:paragraph-properties fo:text-align="start" style:justify-single-word="false"/>
      <style:text-properties style:font-name="arial" fo:font-size="11pt" officeooo:paragraph-rsid="0015e5af" style:font-size-asian="11pt" style:font-size-complex="11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fo:language="fr" fo:country="BE" style:font-name-complex="Calibri"/>
    </style:style>
    <style:style style:name="T7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8" style:family="text">
      <style:text-properties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fo:color="#000000" fo:language="fr" fo:country="BE" fo:font-style="italic" style:text-underline-style="none" fo:font-weight="normal" officeooo:rsid="002cf8be" fo:background-color="transparent" loext:char-shading-value="0" style:font-style-asian="italic" style:font-weight-asian="normal" style:font-name-complex="Arial" style:font-style-complex="italic" style:font-weight-complex="normal"/>
    </style:style>
    <style:style style:name="T13" style:family="text">
      <style:text-properties fo:color="#000000" fo:language="fr" fo:country="BE" fo:font-style="italic" style:text-underline-style="none" fo:font-weight="normal" officeooo:rsid="0012c611" fo:background-color="transparent" loext:char-shading-value="0" style:font-style-asian="italic" style:font-weight-asian="normal" style:font-name-complex="Arial" style:font-style-complex="italic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2"><text:span text:style-name="T17">do text</text:span></text:p><text:p text:style-name="P12"><text:span text:style-name="T17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5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10"><text:span text:style-name="T12"><office:annotation><dc:creator>Auteur inconnu</dc:creator><dc:date>2022-12-09T13:52:51.916827822</dc:date><text:p text:style-name="P11"><text:span text:style-name="T14">do text</text:span></text:p><text:p text:style-name="P11"><text:span text:style-name="T14">from document(at=arne, format='odt')</text:span></text:p></office:annotation></text:span><text:span text:style-name="T13">adresse fd</text:span><text:span text:style-name="T7"><text:line-break/></text:span><text:span text:style-name="T8">RECOMMANDE</text:span></text:p>
          </table:table-cell>
        </table:table-row>
      </table:table>
      <text:p text:style-name="P4"/>
      <text:p text:style-name="P8">Transmis de plans modificatifs</text:p>
      <text:p text:style-name="P7"/>
      <text:p text:style-name="P7"><office:annotation><dc:creator>Gauthier Bastien</dc:creator><dc:date>2011-02-16T16:12:24</dc:date><text:p text:style-name="P12"><text:span text:style-name="T1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2"><text:span text:style-name="T1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<text:span text:style-name="T3"> </text:span><text:span text:style-name="T3"><text:text-input text:description="Situation des travaux">self.getWorkLocationSignaletic()</text:text-input></text:span></text:p>
      <text:p text:style-name="P7"/>
      <text:p text:style-name="P9"/>
      <text:p text:style-name="P7"/>
      <text:p text:style-name="P7">Monsieur le Fonctionnaire Technique,</text:p>
      <text:p text:style-name="P7"/>
      <text:p text:style-name="P7"><text:span text:style-name="T9">Concerne</text:span> : Permis d’environnement sur base de l’Arrêté du Gouvernement Wallon du 04.07.2002 relatif à la procédure et à diverses mesures d’exécution du décret du 11.03.1999 relatif au permis d’environnement.</text:p>
      <text:p text:style-name="P7"/>
      <text:p text:style-name="P7"><text:span text:style-name="T6">J’ai l’honneur de vous adresser, sous ce pli, l</text:span><text:span text:style-name="T5">es plans modificatifs ainsi qu'une notice corollaire </text:span><text:span text:style-name="T6">dont objet sous rubrique et ce conformément à l’arrêté du gouvernement Wallon susmentionné.</text:span></text:p>
      <text:p text:style-name="P6"/>
      <text:p text:style-name="P7">Vous en souhaitant bonne réception, nous vous prions d’agréer, Monsieur le Fonctionnaire Technique, nos salutations distinguées.</text:p>
      <text:p text:style-name="P2"/>
      <text:p text:style-name="P2"/>
      <text:p text:style-name="P2">Pour la commune <text:text-input text:description="Misc-Commune">tool.getCityName(prefixed=True)</text:text-input>,</text:p>
      <text:p text:style-name="P2"/>
      <text:p text:style-name="P2"><text:text-input text:description="Agent traitant-Prénom">self.getFoldermanagers()[0].getName2()</text:text-input><text:s/><text:text-input text:description="Agent traitant-Nom">self.getFoldermanagers()[0].getName1()</text:text-input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2-09T14:12:53.385071193</dc:date>
    <dc:language>fr-FR</dc:language>
    <meta:editing-cycles>81</meta:editing-cycles>
    <meta:editing-duration>P1DT8H36M56S</meta:editing-duration>
    <meta:document-statistic meta:table-count="1" meta:image-count="0" meta:object-count="0" meta:page-count="1" meta:paragraph-count="15" meta:word-count="132" meta:character-count="1014" meta:non-whitespace-character-count="917"/>
    <meta:user-defined meta:name="Info 1"/>
    <meta:user-defined meta:name="Info 2"/>
    <meta:user-defined meta:name="Info 3"/>
    <meta:user-defined meta:name="Info 4"/>
  </office:meta>
</office:document-meta>
</file>